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235034721BE.png" manifest:media-type="image/png"/>
  <manifest:file-entry manifest:full-path="Pictures/10000201000004F9000001BE9DFE31C4.png" manifest:media-type="image/png"/>
  <manifest:file-entry manifest:full-path="Pictures/10000201000005230000011F3D22755E.png" manifest:media-type="image/png"/>
  <manifest:file-entry manifest:full-path="Pictures/100002010000054600000271AB69EF14.png" manifest:media-type="image/png"/>
  <manifest:file-entry manifest:full-path="Pictures/10000201000005380000024271291A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7.354cm" draw:z-index="0"><draw:image xlink:href="Pictures/10000201000005380000024271291AB0.png" xlink:type="simple" xlink:show="embed" xlink:actuate="onLoad"/></draw:frame></text:p>
      <text:p text:style-name="Standard"><draw:frame draw:style-name="fr1" draw:name="Imagem2" text:anchor-type="paragraph" svg:width="17cm" svg:height="7.87cm" draw:z-index="1"><draw:image xlink:href="Pictures/100002010000054600000271AB69EF14.png" xlink:type="simple" xlink:show="embed" xlink:actuate="onLoad"/></draw:frame></text:p>
      <text:p text:style-name="Standard"><draw:frame draw:style-name="fr1" draw:name="Imagem3" text:anchor-type="paragraph" svg:width="17cm" svg:height="3.709cm" draw:z-index="2"><draw:image xlink:href="Pictures/10000201000005230000011F3D22755E.png" xlink:type="simple" xlink:show="embed" xlink:actuate="onLoad"/></draw:frame></text:p>
      <text:p text:style-name="Standard"><draw:frame draw:style-name="fr2" draw:name="Imagem4" text:anchor-type="paragraph" svg:x="0cm" svg:y="1.64cm" svg:width="17cm" svg:height="5.955cm" draw:z-index="3"><draw:image xlink:href="Pictures/10000201000004F9000001BE9DFE31C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Imagem5" text:anchor-type="paragraph" svg:width="17cm" svg:height="9.691cm" draw:z-index="4"><draw:image xlink:href="Pictures/10000201000003DF00000235034721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3:58:15.375000000</meta:creation-date>
    <dc:date>2018-03-28T14:14:23.736000000</dc:date>
    <meta:editing-duration>PT58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